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EC00000595F5C3E7C2.png"/>
  <manifest:file-entry manifest:media-type="image/png" manifest:full-path="Pictures/100002010000074B000003B447E7E1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hyphenate="false"/>
    </style:style>
    <style:style style:name="T1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ICE TASK 4</text:span></text:p>
          </draw:text-box>
        </draw:frame>
        <draw:frame draw:name="Subtitle 2" presentation:style-name="pr2" draw:text-style-name="P2" draw:layer="layout" svg:width="14.881cm" svg:height="3.222cm" svg:x="7.701cm" svg:y="6.302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bmission Requirements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Submission Requirements</text:span></text:p>
          </draw:text-box>
        </draw:frame>
        <draw:frame draw:name="Content Placeholder 2" presentation:style-name="pr5" draw:text-style-name="P2" draw:layer="layout" svg:width="23.13cm" svg:height="11.104cm" svg:x="6.23cm" svg:y="5.7cm" presentation:class="outline" presentation:user-transformed="true">
          <draw:text-box>
            <text:list text:style-name="L2">
              <text:list-item>
                <text:p text:style-name="P3"><text:span text:style-name="T2">Hand in your submission as a PDF document</text:span></text:p>
              </text:list-item>
              <text:list-item>
                <text:p text:style-name="P3"><text:span text:style-name="T2">If there is a practical component to this activity be show your </text:span><text:span text:style-name="T2">working out of the solution via specification document and </text:span><text:span text:style-name="T2">screensho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 1" draw:style-name="dp1" draw:master-page-name="Default_20_1" presentation:presentation-page-layout-name="AL2T11">
        <draw:frame draw:name="Title 1" presentation:style-name="pr4" draw:text-style-name="P2" draw:layer="layout" svg:width="22.105cm" svg:height="2.991cm" svg:x="7.255cm" svg:y="2.245cm" presentation:class="title" presentation:user-transformed="true">
          <draw:text-box>
            <text:p text:style-name="P1"><text:span text:style-name="T1">Question 1</text:span></text:p>
          </draw:text-box>
        </draw:frame>
        <draw:frame draw:name="Content Placeholder 2" presentation:style-name="pr7" draw:text-style-name="P2" draw:layer="layout" svg:width="22.915cm" svg:height="11.104cm" svg:x="6.446cm" svg:y="5.7cm" presentation:class="outline" presentation:user-transformed="true">
          <draw:text-box>
            <text:list text:style-name="L2">
              <text:list-item>
                <text:p text:style-name="P3"><text:span text:style-name="T2">1. What is the difference between project scope and project scope </text:span><text:span text:style-name="T2">document?</text:span></text:p>
              </text:list-item>
              <text:list-item>
                <text:p text:style-name="P3"><text:span text:style-name="T2">2. Define and explain what is entailed in these activity sequencing </text:span><text:span text:style-name="T2">techniques: PERT, CPM, PDM</text:span></text:p>
              </text:list-item>
              <text:list-item>
                <text:p text:style-name="P3"><text:span text:style-name="T2">3. Explain the concept of laddering in a network diagram</text:span></text:p>
              </text:list-item>
              <text:list-item>
                <text:p text:style-name="P3"><text:span text:style-name="T2">4. What is the purpose of a responsibility assignment matrix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ffffff" style:text-outline="false" style:text-line-through-style="none" fo:font-family="Arial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20%" fo:text-align="start" style:punctuation-wrap="hanging" style:writing-mode="lr-tb"/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20%" fo:text-align="start" style:punctuation-wrap="hanging" style:writing-mode="lr-tb"/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20%" fo:text-align="start" style:punctuation-wrap="hanging" style:writing-mode="lr-tb"/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draw:fill="solid" draw:fill-color="#1f2d29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8ec0c1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1f2d29" draw:opacity="92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127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middle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line-height="90%" fo:text-align="end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353cm" fo:margin-bottom="0.212cm" fo:line-height="120%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76cm" fo:margin-bottom="0.212cm" fo:line-height="12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ffffff" style:text-line-through-style="none" fo:font-family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ffffff" style:text-line-through-style="none" fo:font-family="'Wingdings 3'" style:font-family-generic="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ffffff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5" style:family="text">
      <style:text-properties fo:color="#ffffff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ffffff" style:text-line-through-style="none" fo:font-family="'Wingdings 3'" style:font-family-generic="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ec0c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§">
        <style:list-level-properties text:space-before="0.001cm" text:min-label-width="0.956cm"/>
        <style:text-properties fo:font-family="Wingdings" fo:color="#8ec0c1" fo:font-size="90%"/>
      </text:list-level-style-bullet>
      <text:list-level-style-bullet text:level="2" text:bullet-char="§">
        <style:list-level-properties text:space-before="1.271cm" text:min-label-width="0.938cm"/>
        <style:text-properties fo:font-family="Wingdings" fo:color="#8ec0c1" fo:font-size="90%"/>
      </text:list-level-style-bullet>
      <text:list-level-style-bullet text:level="3" text:bullet-char="§">
        <style:list-level-properties text:space-before="2.541cm" text:min-label-width="0.956cm"/>
        <style:text-properties fo:font-family="Wingdings" fo:color="#8ec0c1" fo:font-size="90%"/>
      </text:list-level-style-bullet>
      <text:list-level-style-bullet text:level="4" text:bullet-char="§">
        <style:list-level-properties text:space-before="3.811cm" text:min-label-width="0.938cm"/>
        <style:text-properties fo:font-family="Wingdings" fo:color="#8ec0c1" fo:font-size="90%"/>
      </text:list-level-style-bullet>
      <text:list-level-style-bullet text:level="5" text:bullet-char="§">
        <style:list-level-properties text:space-before="5.081cm" text:min-label-width="0.956cm"/>
        <style:text-properties fo:font-family="Wingdings" fo:color="#8ec0c1" fo:font-size="9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6" draw:style-name="Mgr6" draw:text-style-name="MP4" draw:layer="backgroundobjects" svg:width="22.039cm" svg:height="19.049cm" svg:x="2.799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0.075cm" svg:height="19.049cm" svg:x="24.839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15.327cm" svg:height="6.301cm" svg:x="7.255cm" svg:y="9.525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2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3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12" draw:style-name="Mgr7" draw:text-style-name="MP6" draw:layer="backgroundobjects" svg:width="1.154cm" svg:height="1.267cm" svg:x="6.087cm" svg:y="9.063cm">
        <text:p text:style-name="MP12"><text:span text:style-name="MT3">z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17" draw:style-name="Mgr3" draw:text-style-name="MP3" draw:layer="backgroundobjects" svg:width="26cm" svg:height="13.201cm" svg:x="7.866cm" svg:y="5.848cm">
        <draw:image xlink:href="Pictures/100002010000074B000003B447E7E1FB.png" xlink:type="simple" xlink:show="embed" xlink:actuate="onLoad">
          <text:p/>
        </draw:image>
      </draw:frame>
      <draw:frame draw:name="Picture 14" draw:style-name="Mgr3" draw:text-style-name="MP3" draw:layer="backgroundobjects" svg:width="33.86cm" svg:height="19.049cm" svg:x="0cm" svg:y="0cm">
        <draw:image xlink:href="Pictures/10000201000009EC00000595F5C3E7C2.png" xlink:type="simple" xlink:show="embed" xlink:actuate="onLoad">
          <text:p/>
        </draw:image>
      </draw:frame>
      <draw:custom-shape draw:name="Rectangle 7" draw:style-name="Mgr4" draw:text-style-name="MP4" draw:layer="backgroundobjects" svg:width="2.677cm" svg:height="19.049cm" svg:x="0cm" svg:y="0cm">
        <text:p/>
        <draw:enhanced-geometry svg:viewBox="0 0 21600 21600" draw:type="rectangle" draw:enhanced-path="M 0 0 L 21600 0 21600 21600 0 21600 0 0 Z N"/>
      </draw:custom-shape>
      <draw:custom-shape draw:name="Rectangle 56" draw:style-name="Mgr5" draw:text-style-name="MP4" draw:layer="backgroundobjects" svg:width="0.126cm" svg:height="19.049cm" svg:x="2.672cm" svg:y="0cm">
        <text:p/>
        <draw:enhanced-geometry svg:viewBox="0 0 21600 21600" draw:type="rectangle" draw:enhanced-path="M 0 0 L 21600 0 21600 21600 0 21600 0 0 Z N"/>
      </draw:custom-shape>
      <draw:custom-shape draw:name="Rectangle 28" draw:style-name="Mgr6" draw:text-style-name="MP4" draw:layer="backgroundobjects" svg:width="28.811cm" svg:height="19.049cm" svg:x="2.79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5" draw:text-style-name="MP4" draw:layer="backgroundobjects" svg:width="0.075cm" svg:height="19.049cm" svg:x="31.60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6" draw:layer="backgroundobjects" svg:width="22.105cm" svg:height="2.991cm" svg:x="7.255cm" svg:y="2.245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Content Placeholder 2" presentation:style-name="Mpr7" draw:text-style-name="MP6" draw:layer="backgroundobjects" svg:width="21.656cm" svg:height="11.104cm" svg:x="7.704cm" svg:y="5.7cm" presentation:class="outline" presentation:user-transformed="true">
        <draw:text-box>
          <text:list text:style-name="ML5">
            <text:list-item>
              <text:p text:style-name="MP4"><text:span text:style-name="MT5">Click to edit the outline text format</text:span></text:p>
              <text:list>
                <text:list-item>
                  <text:p text:style-name="MP4"><text:span text:style-name="MT5">Second Outline Level</text:span></text:p>
                  <text:list>
                    <text:list-item>
                      <text:p text:style-name="MP4"><text:span text:style-name="MT5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5">Ni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2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395cm" svg:height="0.507cm" draw:transform="rotate (-1.57079632679579) translate (1.702cm 11.196cm)" presentation:class="date-time" presentation:user-transformed="true">
        <draw:text-box>
          <text:p text:style-name="MP7"><text:span text:style-name="MT2"><text:date style:data-style-name="D1" text:date-value="2024-05-08">24/05/08</text:date></text:span></text:p>
        </draw:text-box>
      </draw:frame>
      <draw:frame draw:name="Footer Placeholder 4" presentation:style-name="Mpr8" draw:text-style-name="MP10" draw:layer="backgroundobjects" svg:width="16.347cm" svg:height="0.497cm" draw:transform="rotate (-1.57079632679579) translate (2.209cm 2.245cm)" presentation:class="footer" presentation:user-transformed="true">
        <draw:text-box>
          <text:p text:style-name="MP9"><text:span text:style-name="MT2"/></text:p>
          <text:p text:style-name="MP7"><text:span text:style-name="MT2"><text:s text:c="14"/></text:span></text:p>
        </draw:text-box>
      </draw:frame>
      <draw:frame draw:name="Slide Number Placeholder 5" presentation:style-name="Mpr8" draw:text-style-name="MP11" draw:layer="backgroundobjects" svg:width="1.768cm" svg:height="0.896cm" svg:x="0.44cm" svg:y="0.4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custom-shape draw:name="TextBox 6" draw:style-name="Mgr7" draw:text-style-name="MP6" draw:layer="backgroundobjects" svg:width="1.154cm" svg:height="1.013cm" svg:x="6.097cm" svg:y="1.781cm">
        <text:p text:style-name="MP12"><text:span text:style-name="MT9">z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5-08T14:01:30.34</dc:date>
    <dc:creator>NEETESH JAYLAL</dc:creator>
    <meta:generator>OpenOffice/4.1.8$Win32 OpenOffice.org_project/418m3$Build-9803</meta:generator>
    <meta:document-statistic meta:object-count="58"/>
  </office:meta>
</office:document-meta>
</file>